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&lt;text:span text:style-name="podBold"&gt;s&lt;/text:span&gt;t1 : &lt;text:span text:style-name="podBold"&gt;bold&lt;/text:span&gt;, i&lt;text:span text:style-name="podItalic"&gt;tal&lt;/text:span&gt;ics, exponent&lt;text:span text:style-name="podSup"&gt;34&lt;/text:span&gt;, sub&lt;text:span text:style-name="podSub"&gt;45&lt;/text:span&gt;.&lt;/text:p&gt;&lt;text:p&gt;An &lt;text:a xlink:type="simple" xlink:href="http://www.google.com"&gt;hyperlink&lt;/text:a&gt; to Google.&lt;/text:p&gt;&lt;text:list text:style-name="podNumberedList" text:continue-numbering="false"&gt;&lt;text:list-item&gt;&lt;text:p text:style-name="podNumberItem"&gt;Number list, item 1&lt;/text:p&gt;&lt;/text:list-item&gt;&lt;text:list-item&gt;&lt;text:list text:style-name="podNumberedList" text:continue-numbering="false"&gt;&lt;text:list-item&gt;&lt;text:p text:style-name="podNumberItem"&gt;Sub-item 1&lt;/text:p&gt;&lt;/text:list-item&gt;&lt;text:list-item&gt;&lt;text:p text:style-name="podNumberItem"&gt;Sub-Item 2&lt;/text:p&gt;&lt;/text:list-item&gt;&lt;text:list-item&gt;&lt;text:list text:style-name="podNumberedList" text:continue-numbering="false"&gt;&lt;text:list-item&gt;&lt;text:p text:style-name="podNumberItem"&gt;Sub-sub-item A&lt;/text:p&gt;&lt;/text:list-item&gt;&lt;text:list-item&gt;&lt;text:p text:style-name="podNumberItem"&gt;Sub-sub-item B &lt;text:span text:style-name="podItalic"&gt;italic&lt;/text:span&gt;.&lt;/text:p&gt;&lt;/text:list-item&gt;&lt;/text:list&gt;&lt;/text:list-item&gt;&lt;/text:list&gt;&lt;/text:list-item&gt;&lt;/text:list&gt;&lt;text:list text:style-name="podBulletedList"&gt;&lt;text:list-item&gt;&lt;text:p text:style-name="podBulletItem"&gt;A bullet&lt;/text:p&gt;&lt;/text:list-item&gt;&lt;text:list-item&gt;&lt;text:list text:style-name="podBulletedList"&gt;&lt;text:list-item&gt;&lt;text:p text:style-name="podBulletItem"&gt;A sub-bullet&lt;/text:p&gt;&lt;/text:list-item&gt;&lt;text:list-item&gt;&lt;text:list text:style-name="podBulletedList"&gt;&lt;text:list-item&gt;&lt;text:p text:style-name="podBulletItem"&gt;A sub-sub-bullet&lt;/text:p&gt;&lt;/text:list-item&gt;&lt;/text:list&gt;&lt;/text:list-item&gt;&lt;text:list-item&gt;&lt;text:list text:style-name="podNumberedList" text:continue-numbering="false"&gt;&lt;text:list-item&gt;&lt;text:p text:style-name="podNumberItem"&gt;A sub-sub number&lt;/text:p&gt;&lt;/text:list-item&gt;&lt;text:list-item&gt;&lt;text:p text:style-name="podNumberItem"&gt;Another.&lt;text:line-break&gt;&lt;/text:line-break&gt;&lt;/text:p&gt;&lt;/text:list-item&gt;&lt;/text:list&gt;&lt;/text:list-item&gt;&lt;/text:list&gt;&lt;/text:list-item&gt;&lt;/text:list&gt;&lt;text:h text:style-name="Heading_20_2" text:outline-level="2"&gt;Heading&lt;text:line-break&gt;&lt;/text:line-break&gt;&lt;/text:h&gt;&lt;text:p&gt;Heading Blabla.&lt;text:line-break&gt;&lt;/text:line-break&gt;&lt;/text:p&gt;&lt;text:h text:style-name="Heading_20_3" text:outline-level="3"&gt;SubHeading&lt;/text:h&gt;&lt;text:p&gt;Subheading blabla.&lt;text:line-break&gt;&lt;/text:line-break&gt;&lt;/text:p&gt; (and if an error occurs in this process, the error will look like this: <office:annotation><dc:creator>POD</dc:creator><dc:date>2011-05-20T16:02:24</dc:date><text:p>Error while evaluating expression "xhtml('Hell&lt;br&gt;o!')". &lt;unknown&gt;:1:15: mismatched tag</text:p></office:annotation>. &lt; &gt; ! &amp; § ù etc. ' “ “</text:p>
      <text:p text:style-name="Standard"/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 text:continue-numbering="false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